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3" style:family="graphic" style:parent-style-name="objectwithoutfill">
      <style:graphic-properties draw:stroke="solid" draw:stroke-dash="Double_20_Dash" svg:stroke-width="0.05cm" svg:stroke-color="#000000" draw:marker-start-width="0.29cm" draw:marker-end-width="0.29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.92cm" fo:min-width="0cm" fo:padding-top="0.14cm" fo:padding-bottom="0.14cm" fo:padding-left="0.265cm" fo:padding-right="0.265cm"/>
    </style:style>
    <style:style style:name="gr6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7" style:family="graphic" style:parent-style-name="objectwithoutfill">
      <style:graphic-properties svg:stroke-width="0.03cm" svg:stroke-color="#000000" draw:marker-start-width="0.25cm" draw:marker-end="Linienspitzen_20_3" draw:marker-end-width="0.1cm" draw:fill="none" draw:textarea-vertical-align="middle" fo:padding-top="0.14cm" fo:padding-bottom="0.14cm" fo:padding-left="0.265cm" fo:padding-right="0.265cm"/>
    </style:style>
    <style:style style:name="gr8" style:family="graphic" style:parent-style-name="standard">
      <style:graphic-properties svg:stroke-width="0.03cm" svg:stroke-color="#000000" draw:marker-start-width="0.25cm" draw:marker-end-width="0.25cm" draw:fill="solid" draw:fill-color="#ffffff" draw:textarea-horizontal-align="justify" draw:textarea-vertical-align="middle" draw:auto-grow-height="false" fo:min-height="0.252cm" fo:min-width="0.002cm" fo:padding-top="0.14cm" fo:padding-bottom="0.14cm" fo:padding-left="0.265cm" fo:padding-right="0.265cm"/>
    </style:style>
    <style:style style:name="gr9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/>
    </style:style>
    <style:style style:name="gr10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.756cm" svg:y1="4.5cm" svg:x2="4.562cm" svg:y2="4.5cm">
          <text:p/>
        </draw:line>
        <draw:custom-shape draw:style-name="gr2" draw:text-style-name="P2" draw:layer="layout" svg:width="0.2cm" svg:height="0.2cm" svg:x="2.732cm" svg:y="4.41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4.65cm" svg:y1="6.576cm" svg:x2="4.65cm" svg:y2="3.176cm">
          <text:p/>
        </draw:line>
        <draw:custom-shape draw:style-name="gr4" draw:text-style-name="P3" draw:layer="layout" svg:width="0.2cm" svg:height="0.2cm" svg:x="4.56cm" svg:y="4.39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.656cm" svg:y1="3.2cm" svg:x2="7.766cm" svg:y2="3.2cm">
          <text:p/>
        </draw:line>
        <draw:custom-shape draw:style-name="gr5" draw:text-style-name="P2" draw:layer="layout" svg:width="0.5cm" svg:height="1.2cm" draw:transform="rotate (1.5707963267949) translate (5.658cm 3.45cm)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$r_{\mathrm{B}}$§svg§600§TRUE§</svg:desc>
          <draw:g>
            <draw:path draw:style-name="gr6" draw:text-style-name="P4" draw:layer="layout" svg:width="0.17cm" svg:height="0.188cm" svg:x="6.13cm" svg:y="2.647cm" svg:viewBox="0 0 171 189" svg:d="M25 160c-1 6-3 15-3 18 0 7 6 11 11 11s12-3 16-11c1-3 14-59 17-67 3-13 11-43 13-54 2-6 13-25 24-34 3-3 15-13 33-13 11 0 17 4 18 4-13 3-22 12-22 23 0 7 5 14 16 14 12 0 23-9 23-24s-13-27-35-27c-27 0-45 20-53 32-4-19-20-32-39-32s-27 17-31 24c-7 14-13 39-13 40 0 4 3 3 5 4 5 0 5 0 7-10 7-29 16-48 31-48 7 0 13 2 13 19 0 8-1 13-7 34-8 32-16 65-24 97z">
              <text:p/>
            </draw:path>
            <draw:path draw:style-name="gr6" draw:text-style-name="P4" draw:layer="layout" svg:width="0.195cm" svg:height="0.198cm" svg:x="6.325cm" svg:y="2.695cm" svg:viewBox="0 0 196 199" svg:d="M0 0c0 4 0 7 0 11 2 0 5 0 7 0 23 0 23 2 23 13 0 50 0 101 0 151 0 10 0 14-23 14-2 0-5 0-7 0 0 3 0 7 0 10 41 0 83 0 124 0 42 0 72-26 72-53 0-25-26-47-62-51 30-6 54-23 54-46 0-26-31-49-72-49-39 0-77 0-116 0zM56 92c0-24 0-47 0-71 0-8 0-10 15-10 14 0 28 0 43 0 28 0 44 20 44 38 0 21-19 43-54 43-16 0-32 0-48 0zM71 189c-15 0-15-3-15-11 0-26 0-52 0-78 21 0 42 0 62 0 31 0 48 25 48 46s-19 43-52 43c-15 0-29 0-43 0z">
              <text:p/>
            </draw:path>
          </draw:g>
        </draw:g>
        <draw:line draw:style-name="gr3" draw:text-style-name="P1" draw:layer="layout" svg:x1="7.75cm" svg:y1="4.276cm" svg:x2="7.75cm" svg:y2="1.076cm">
          <text:p/>
        </draw:line>
        <draw:line draw:style-name="gr1" draw:text-style-name="P1" draw:layer="layout" svg:x1="7.756cm" svg:y1="2.3cm" svg:x2="10.866cm" svg:y2="2.3cm">
          <text:p/>
        </draw:line>
        <draw:line draw:style-name="gr1" draw:text-style-name="P1" draw:layer="layout" svg:x1="7.756cm" svg:y1="4.25cm" svg:x2="10.866cm" svg:y2="4.25cm">
          <text:p/>
        </draw:line>
        <draw:line draw:style-name="gr3" draw:text-style-name="P1" draw:layer="layout" svg:x1="10.85cm" svg:y1="4.276cm" svg:x2="10.85cm" svg:y2="1.076cm">
          <text:p/>
        </draw:line>
        <draw:line draw:style-name="gr1" draw:text-style-name="P1" draw:layer="layout" svg:x1="10.856cm" svg:y1="3.2cm" svg:x2="11.866cm" svg:y2="3.2cm">
          <text:p/>
        </draw:line>
        <draw:line draw:style-name="gr3" draw:text-style-name="P1" draw:layer="layout" svg:x1="11.85cm" svg:y1="6.576cm" svg:x2="11.85cm" svg:y2="3.176cm">
          <text:p/>
        </draw:line>
        <draw:custom-shape draw:style-name="gr4" draw:text-style-name="P3" draw:layer="layout" svg:width="0.2cm" svg:height="0.2cm" svg:x="11.76cm" svg:y="4.39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3.742cm" svg:y1="4.501cm" svg:x2="11.936cm" svg:y2="4.501cm">
          <text:p/>
        </draw:line>
        <draw:custom-shape draw:style-name="gr2" draw:text-style-name="P2" draw:layer="layout" svg:width="0.2cm" svg:height="0.2cm" svg:x="13.566cm" svg:y="4.418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5cm" svg:height="1.2cm" draw:transform="rotate (1.5707963267949) translate (8.7cm 2.558cm)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$r_{\mathrm{C}}$§svg§600§TRUE§</svg:desc>
          <draw:g>
            <draw:path draw:style-name="gr6" draw:text-style-name="P4" draw:layer="layout" svg:width="0.17cm" svg:height="0.188cm" svg:x="9.172cm" svg:y="1.756cm" svg:viewBox="0 0 171 189" svg:d="M25 160c-1 6-3 15-3 18 0 7 6 11 12 11 4 0 11-3 15-11 1-3 16-59 17-67 3-13 11-43 13-54 2-6 13-25 24-34 3-3 15-13 33-13 11 0 17 4 18 4-13 3-22 12-22 23 0 7 5 14 16 14 12 0 23-9 23-24s-13-27-35-27c-27 0-45 20-53 32-4-19-18-32-39-32-19 0-27 17-31 24-7 14-13 39-13 40 0 4 3 3 5 4 5 0 5 0 7-10 7-29 16-48 31-48 7 0 13 2 13 19 0 8-1 13-7 34-8 32-16 65-24 97z">
              <text:p/>
            </draw:path>
            <draw:path draw:style-name="gr6" draw:text-style-name="P4" draw:layer="layout" svg:width="0.198cm" svg:height="0.21cm" svg:x="9.369cm" svg:y="1.798cm" svg:viewBox="0 0 199 211" svg:d="M199 7c0-5 0-7-4-7-1 0-4 0-6 4-5 7-10 14-16 21-11-12-32-25-59-25-63 0-114 48-114 105 0 60 53 106 114 106 51 0 85-38 85-74 0-3 0-6-5-6-3 0-5 0-5 4-2 48-43 65-72 65-31 0-85-19-85-94 0-80 57-95 84-95 30 0 65 19 72 69 1 4 3 4 6 4 5 0 5-2 5-8 0-23 0-46 0-69z">
              <text:p/>
            </draw:path>
          </draw:g>
        </draw:g>
        <draw:custom-shape draw:style-name="gr5" draw:text-style-name="P2" draw:layer="layout" svg:width="0.5cm" svg:height="1.2cm" draw:transform="rotate (1.5707963267949) translate (8.7cm 4.466cm)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$R_{\mathrm{E}}$§svg§600§TRUE§</svg:desc>
          <draw:g>
            <draw:path draw:style-name="gr6" draw:text-style-name="P4" draw:layer="layout" svg:width="0.298cm" svg:height="0.294cm" svg:x="9.173cm" svg:y="3.564cm" svg:viewBox="0 0 299 295" svg:d="M140 29c3-10 4-15 11-16 5 0 18 0 26 0 30 0 77 0 77 42 0 14-7 43-24 59-11 12-32 25-71 25-15 0-31 0-46 0 9-37 18-74 27-110zM200 143c42-8 92-38 92-80 0-36-37-63-92-63-40 0-80 0-120 0-8 0-12 0-12 8 0 5 4 5 11 5 1 0 10 0 17 1 7 0 11 2 11 6 0 3 0 4-2 9-18 75-37 150-56 224-5 17-5 20-38 20-7 0-11 0-11 8 0 5 3 3 5 5 12 0 42-1 54-1 11 0 40 1 52 1 4 0 9 0 9-9 0-4-4-4-12-4-16 0-27 0-27-8 0-2 0-4 2-7 9-37 18-74 27-111 17 0 33 0 49 0 39 0 47 24 47 38 0 7-4 19-6 29-4 12-7 28-7 36 0 45 50 45 56 45 35 0 50-42 50-48 0-4-3-3-4-4-5 0-5 2-6 4-11 32-29 39-39 39-13 0-16-9-16-25 0-14 2-35 4-48 0-6 2-15 2-19 0-33-28-46-40-51z">
              <text:p/>
            </draw:path>
            <draw:path draw:style-name="gr6" draw:text-style-name="P4" draw:layer="layout" svg:width="0.197cm" svg:height="0.199cm" svg:x="9.49cm" svg:y="3.713cm" svg:viewBox="0 0 198 200" svg:d="M198 122c-4 0-8 0-11 0-7 44-14 67-68 67-16 0-32 0-47 0-13 0-13-2-13-12 0-25 0-50 0-75 9 0 19 0 28 0 30 0 35 8 35 33 3 0 7 0 10 0 0-26 0-53 0-79-3 0-7 0-10 0 0 26-5 35-35 35-9 0-19 0-28 0 0-23 0-46 0-68 0-10 0-12 13-12 15 0 29 0 44 0 48 0 57 15 62 57 4 0 7 0 10 0-3-23-6-45-8-68-60 0-120 0-180 0 0 4 0 7 0 11 2 0 5 0 7 0 23 0 23 3 23 13 0 51 0 101 0 152 0 9 0 13-23 13-2 0-5 0-7 0 0 3 0 7 0 11 61 0 123 0 184 0 5-26 9-52 14-78z">
              <text:p/>
            </draw:path>
          </draw:g>
        </draw:g>
        <draw:line draw:style-name="gr1" draw:text-style-name="P1" draw:layer="layout" svg:x1="4.655cm" svg:y1="6.55cm" svg:x2="11.866cm" svg:y2="6.55cm">
          <text:p/>
        </draw:line>
        <draw:custom-shape draw:style-name="gr5" draw:text-style-name="P2" draw:layer="layout" svg:width="0.5cm" svg:height="1.2cm" draw:transform="rotate (1.5707963267949) translate (7.9cm 6.774cm)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$R_{V}$§svg§600§TRUE§</svg:desc>
          <draw:g>
            <draw:path draw:style-name="gr6" draw:text-style-name="P4" draw:layer="layout" svg:width="0.298cm" svg:height="0.294cm" svg:x="8.372cm" svg:y="5.873cm" svg:viewBox="0 0 299 295" svg:d="M140 29c2-10 4-15 12-16 4 0 17 0 25 0 30 0 77 0 77 42 0 14-7 43-24 59-11 12-33 25-71 25-15 0-31 0-47 0 10-37 19-74 28-110zM200 143c43-8 92-38 92-80 0-36-37-63-92-63-40 0-80 0-120 0-8 0-12 0-12 8 0 5 4 5 12 5 5 1 9 0 16 1 7 0 11 2 11 6 0 3 0 4-2 9-18 75-37 150-56 224-5 17-5 21-38 21-7 0-11 0-11 8 0 4 3 3 5 4 12 0 42-1 54-1 11 0 40 1 52 1 4 0 9 0 9-9 0-3-4-3-12-3-16 0-27 0-27-9 0-2 0-4 2-7 9-37 18-74 27-111 17 0 34 0 50 0 37 0 46 24 46 38 0 7-4 19-6 29-4 12-7 28-7 36 0 45 50 45 56 45 36 0 50-42 50-48 0-4-3-3-5-4-3 0-4 2-6 6-10 30-28 37-38 37-13 0-17-9-17-25 0-14 3-35 5-48 0-6 1-13 1-19 0-33-27-46-39-51z">
              <text:p/>
            </draw:path>
            <draw:path draw:style-name="gr6" draw:text-style-name="P4" draw:layer="layout" svg:width="0.229cm" svg:height="0.206cm" svg:x="8.696cm" svg:y="6.021cm" svg:viewBox="0 0 230 207" svg:d="M187 36c10-17 20-24 36-25 3 0 7 0 7-6 0-1-1-5-5-5-7 0-16 1-23 1-9 0-21-1-31-1-2 0-6 1-6 7 0 4 5 4 6 4 10 1 12 5 12 8 0 5-2 7-6 12-32 48-64 95-96 142-8-49-17-99-26-149-1-4-1-4-1-5 0-8 17-8 18-8 6 0 9 0 9-6-1-2 0-5-4-5-9 0-30 1-39 1-7 0-25-1-32-1-2 0-6 1-6 7 0 4 4 4 7 4 17 0 17 2 18 9 11 60 22 119 32 178 2 6 2 9 8 9s7-3 9-7c38-55 75-110 113-164z">
              <text:p/>
            </draw:path>
          </draw:g>
        </draw:g>
        <draw:g>
          <svg:title>TexMaths</svg:title>
          <svg:desc>12§latex§$u_{e}$§svg§600§TRUE§</svg:desc>
          <draw:g>
            <draw:path draw:style-name="gr6" draw:text-style-name="P4" draw:layer="layout" svg:width="0.214cm" svg:height="0.189cm" svg:x="2.032cm" svg:y="4.449cm" svg:viewBox="0 0 215 190" svg:d="M135 161c4 18 19 29 37 29 15 0 24-10 31-23 7-15 12-40 12-41 0-5-3-5-5-5-3 0-4 2-6 8-6 23-13 51-31 51-8 0-13-4-13-19 0-9 5-28 9-43s8-30 12-45c1-7 4-23 7-29 2-9 6-26 6-28 0-8-6-11-12-11-3 0-13 0-17 14-7 31-26 104-31 127 0 1-17 34-48 34-21 0-26-19-26-34 0-23 12-56 22-85 5-13 8-19 8-26 0-19-13-35-35-35-39 0-55 61-55 65 0 3 3 2 5 3 5 0 5 0 7-7 11-36 26-51 42-51 5 0 11 0 11 13 0 10-5 22-8 28-15 42-24 69-24 89 0 39 29 50 52 50 27 0 43-19 50-29z">
              <text:p/>
            </draw:path>
            <draw:path draw:style-name="gr6" draw:text-style-name="P4" draw:layer="layout" svg:width="0.125cm" svg:height="0.132cm" svg:x="2.279cm" svg:y="4.567cm" svg:viewBox="0 0 126 133" svg:d="M47 63c7 0 31-1 46-7 22-7 27-21 27-30 0-16-17-26-38-26-34 0-82 27-82 78 0 30 18 55 53 55 50 0 73-29 73-34 0-1-3-5-5-5-3 0-3 2-5 4-23 26-57 26-62 26-18 0-30-12-30-36 0-3 0-9 3-25 7 0 13 0 20 0zM30 55c12-43 44-47 52-47 14 0 24 8 24 18 0 29-49 29-62 29-5 0-9 0-14 0z">
              <text:p/>
            </draw:path>
          </draw:g>
        </draw:g>
        <draw:line draw:style-name="gr7" draw:text-style-name="P1" draw:layer="layout" svg:x1="3.489cm" svg:y1="4.289cm" svg:x2="4.197cm" svg:y2="4.289cm">
          <text:p/>
        </draw:line>
        <draw:g>
          <svg:title>TexMaths</svg:title>
          <svg:desc>12§latex§$i_{e}$§svg§600§TRUE§</svg:desc>
          <draw:g>
            <draw:path draw:style-name="gr6" draw:text-style-name="P4" draw:layer="layout" svg:width="0.11cm" svg:height="0.28cm" svg:x="3.628cm" svg:y="3.872cm" svg:viewBox="0 0 111 281" svg:d="M106 16c0-9-4-16-14-16-12 0-23 11-23 23 0 7 5 14 16 14 9 0 21-9 21-21zM75 172c5-12 5-13 10-24 2-8 5-14 5-22 0-18-14-34-35-34-39 0-55 60-55 63 0 5 3 4 5 5 5 0 5-1 7-7 11-39 27-53 42-53 3 0 10 0 10 14 0 9-2 18-4 22-4 11-22 59-29 77-4 11-10 25-10 33 0 21 15 35 35 35 40 0 55-61 55-65 0-3-5-3-6-3-3 0-3 1-6 7-7 26-21 51-43 51-7 0-9-3-9-13s2-16 12-42c5-14 11-29 16-44z">
              <text:p/>
            </draw:path>
            <draw:path draw:style-name="gr6" draw:text-style-name="P4" draw:layer="layout" svg:width="0.124cm" svg:height="0.131cm" svg:x="3.78cm" svg:y="4.082cm" svg:viewBox="0 0 125 132" svg:d="M47 62c7 0 31-1 46-6 22-8 26-21 26-31 0-15-16-25-37-25-34 0-82 26-82 77 0 29 19 55 53 55 50 0 72-29 72-34 0-1-2-5-4-5-3 0-3 1-5 4-23 26-57 26-62 26-18 0-30-12-30-35 0-4 0-10 3-26 7 0 13 0 20 0zM30 54c12-43 44-47 52-47 14 0 24 7 24 18 0 29-49 29-62 29-5 0-9 0-14 0z">
              <text:p/>
            </draw:path>
          </draw:g>
        </draw:g>
        <draw:line draw:style-name="gr7" draw:text-style-name="P1" draw:layer="layout" svg:x1="4.836cm" svg:y1="4.169cm" svg:x2="4.836cm" svg:y2="3.461cm">
          <text:p/>
        </draw:line>
        <draw:g>
          <svg:title>TexMaths</svg:title>
          <svg:desc>12§latex§$i_{\mathrm{B}}$§svg§600§TRUE§</svg:desc>
          <draw:g>
            <draw:path draw:style-name="gr6" draw:text-style-name="P4" draw:layer="layout" svg:width="0.11cm" svg:height="0.28cm" svg:x="4.922cm" svg:y="3.698cm" svg:viewBox="0 0 111 281" svg:d="M108 16c0-9-6-16-16-16-12 0-23 11-23 23 0 7 6 14 16 14s23-9 23-21zM75 172c5-12 5-13 10-24 4-8 5-14 5-22 0-18-13-34-34-34-39 0-56 60-56 65 0 3 5 3 6 3 4 0 4-1 6-7 12-39 29-52 43-52 2 0 10 0 10 14 0 8-3 17-4 22-4 10-23 59-30 77-3 11-9 24-9 34 0 19 14 33 34 33 40 0 55-61 55-64 0-4-3-4-4-4-5 0-5 1-6 7-9 27-22 53-44 53-7 0-10-5-10-14 0-11 2-17 12-42 5-15 11-30 16-45z">
              <text:p/>
            </draw:path>
            <draw:path draw:style-name="gr6" draw:text-style-name="P4" draw:layer="layout" svg:width="0.195cm" svg:height="0.199cm" svg:x="5.073cm" svg:y="3.838cm" svg:viewBox="0 0 196 200" svg:d="M0 0c0 3 0 6 0 10 2 0 5 0 7 0 23 0 23 3 23 13 0 51 0 102 0 153 0 10 0 13-23 13-2 0-5 0-7 0 0 4 0 7 0 11 41 0 83 0 124 0 42 0 72-26 72-54 0-25-26-47-62-51 29-5 53-23 53-46 0-26-30-49-71-49-39 0-77 0-116 0zM56 91c0-23 0-46 0-69 0-10 0-12 13-12 15 0 30 0 45 0 28 0 44 21 44 39 0 22-20 42-54 42-16 0-32 0-48 0zM69 189c-13 0-13-2-13-12 0-26 0-52 0-78 21 0 42 0 63 0 31 0 47 26 47 47 0 22-20 43-52 43-15 0-30 0-45 0z">
              <text:p/>
            </draw:path>
          </draw:g>
        </draw:g>
        <draw:custom-shape draw:style-name="gr4" draw:text-style-name="P3" draw:layer="layout" svg:width="0.2cm" svg:height="0.2cm" svg:x="7.66cm" svg:y="3.09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cm" svg:height="0.2cm" svg:x="10.76cm" svg:y="3.09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10.75cm" svg:y="0.919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7.65cm" svg:y="0.92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2§latex§$u_{a}$§svg§600§TRUE§</svg:desc>
          <draw:g>
            <draw:path draw:style-name="gr6" draw:text-style-name="P4" draw:layer="layout" svg:width="0.214cm" svg:height="0.189cm" svg:x="9.233cm" svg:y="0.651cm" svg:viewBox="0 0 215 190" svg:d="M135 161c5 18 19 29 37 29 15 0 24-10 31-23 8-15 12-40 12-41 0-5-3-5-4-5-4 0-5 2-6 8-6 23-14 51-32 51-8 0-13-4-13-19 0-9 5-28 9-43s8-30 12-45c1-7 6-23 7-29 2-9 6-26 6-28 0-8-6-11-12-11-3 0-13 0-17 14-7 31-26 104-31 127 0 1-17 34-48 34-21 0-26-19-26-34 0-23 12-56 23-85 4-13 7-19 7-26 0-19-13-35-35-35-39 0-55 61-55 65 0 3 3 2 5 3 5 0 5 0 7-7 11-36 26-51 42-51 5 0 11 0 11 13 0 10-5 22-8 28-15 42-23 69-23 89 0 39 28 50 51 50 27 0 43-19 50-29z">
              <text:p/>
            </draw:path>
            <draw:path draw:style-name="gr6" draw:text-style-name="P4" draw:layer="layout" svg:width="0.149cm" svg:height="0.132cm" svg:x="9.479cm" svg:y="0.769cm" svg:viewBox="0 0 150 133" svg:d="M105 18c-6-10-15-18-30-18-37 0-75 42-75 84 0 28 19 49 44 49 16 0 30-10 42-21 5 18 23 21 30 21 11 0 18-6 23-16 7-12 11-29 11-30 0-3-4-3-5-3-4 0-5 1-6 9-4 15-10 31-22 31-8 0-9-6-9-14 0-5 2-16 3-23 3-8 5-20 7-26 2-8 4-15 6-23 2-7 5-21 5-22 0-8-5-10-9-10-5 0-12 4-15 12zM87 93c-2 9-8 15-15 19-3 3-15 12-27 12-10 0-21-7-21-28 0-16 8-48 14-59 15-24 29-29 37-29 21 0 27 23 27 27 0 1-1 2-1 3-5 19-9 37-14 55z">
              <text:p/>
            </draw:path>
          </draw:g>
        </draw:g>
        <draw:line draw:style-name="gr7" draw:text-style-name="P1" draw:layer="layout" svg:x1="7.993cm" svg:y1="1cm" svg:x2="10.643cm" svg:y2="1cm">
          <text:p/>
        </draw:line>
        <draw:line draw:style-name="gr1" draw:text-style-name="P1" draw:layer="layout" svg:x1="2.764cm" svg:y1="12.208cm" svg:x2="4.57cm" svg:y2="12.208cm">
          <text:p/>
        </draw:line>
        <draw:custom-shape draw:style-name="gr2" draw:text-style-name="P2" draw:layer="layout" svg:width="0.2cm" svg:height="0.2cm" svg:x="2.74cm" svg:y="12.12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4.658cm" svg:y1="14.284cm" svg:x2="4.658cm" svg:y2="8.884cm">
          <text:p/>
        </draw:line>
        <draw:custom-shape draw:style-name="gr4" draw:text-style-name="P3" draw:layer="layout" svg:width="0.2cm" svg:height="0.2cm" svg:x="4.568cm" svg:y="12.10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.664cm" svg:y1="10.908cm" svg:x2="6.474cm" svg:y2="10.908cm">
          <text:p/>
        </draw:line>
        <draw:g>
          <svg:title>TexMaths</svg:title>
          <svg:desc>12§latex§$r_{\mathrm{B}}$§svg§600§TRUE§</svg:desc>
          <draw:g>
            <draw:path draw:style-name="gr6" draw:text-style-name="P4" draw:layer="layout" svg:width="0.17cm" svg:height="0.188cm" svg:x="8.038cm" svg:y="11.355cm" svg:viewBox="0 0 171 189" svg:d="M25 160c-1 6-3 15-3 18 0 7 6 11 11 11s12-3 16-11c1-3 14-59 17-67 3-13 11-43 13-54 2-6 13-25 24-34 3-3 15-13 33-13 11 0 17 4 18 4-13 3-22 12-22 23 0 7 5 14 16 14 12 0 23-9 23-24s-13-27-35-27c-27 0-45 20-53 32-4-19-20-32-39-32s-27 17-31 24c-7 14-13 39-13 40 0 4 3 3 5 4 5 0 5 0 7-10 7-29 16-48 31-48 7 0 13 2 13 19 0 8-1 13-7 34-8 32-16 65-24 97z">
              <text:p/>
            </draw:path>
            <draw:path draw:style-name="gr6" draw:text-style-name="P4" draw:layer="layout" svg:width="0.195cm" svg:height="0.198cm" svg:x="8.233cm" svg:y="11.403cm" svg:viewBox="0 0 196 199" svg:d="M0 0c0 4 0 7 0 11 2 0 5 0 7 0 23 0 23 2 23 13 0 50 0 101 0 151 0 10 0 14-23 14-2 0-5 0-7 0 0 3 0 7 0 10 41 0 83 0 124 0 42 0 72-26 72-53 0-25-26-47-62-51 30-6 54-23 54-46 0-26-31-49-72-49-39 0-77 0-116 0zM56 92c0-24 0-47 0-71 0-8 0-10 15-10 14 0 28 0 43 0 28 0 44 20 44 38 0 21-19 43-54 43-16 0-32 0-48 0zM71 189c-15 0-15-3-15-11 0-26 0-52 0-78 21 0 42 0 62 0 31 0 48 25 48 46s-19 43-52 43c-15 0-29 0-43 0z">
              <text:p/>
            </draw:path>
          </draw:g>
        </draw:g>
        <draw:line draw:style-name="gr3" draw:text-style-name="P1" draw:layer="layout" svg:x1="6.558cm" svg:y1="11.984cm" svg:x2="6.558cm" svg:y2="9.984cm">
          <text:p/>
        </draw:line>
        <draw:line draw:style-name="gr1" draw:text-style-name="P1" draw:layer="layout" svg:x1="6.564cm" svg:y1="10.008cm" svg:x2="9.674cm" svg:y2="10.008cm">
          <text:p/>
        </draw:line>
        <draw:line draw:style-name="gr1" draw:text-style-name="P1" draw:layer="layout" svg:x1="6.564cm" svg:y1="11.958cm" svg:x2="9.674cm" svg:y2="11.958cm">
          <text:p/>
        </draw:line>
        <draw:line draw:style-name="gr3" draw:text-style-name="P1" draw:layer="layout" svg:x1="9.658cm" svg:y1="11.984cm" svg:x2="9.658cm" svg:y2="9.984cm">
          <text:p/>
        </draw:line>
        <draw:line draw:style-name="gr1" draw:text-style-name="P1" draw:layer="layout" svg:x1="9.664cm" svg:y1="10.908cm" svg:x2="11.874cm" svg:y2="10.908cm">
          <text:p/>
        </draw:line>
        <draw:line draw:style-name="gr3" draw:text-style-name="P1" draw:layer="layout" svg:x1="11.858cm" svg:y1="14.284cm" svg:x2="11.858cm" svg:y2="8.884cm">
          <text:p/>
        </draw:line>
        <draw:custom-shape draw:style-name="gr4" draw:text-style-name="P3" draw:layer="layout" svg:width="0.2cm" svg:height="0.2cm" svg:x="11.768cm" svg:y="12.10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3.75cm" svg:y1="12.209cm" svg:x2="11.944cm" svg:y2="12.209cm">
          <text:p/>
        </draw:line>
        <draw:custom-shape draw:style-name="gr2" draw:text-style-name="P2" draw:layer="layout" svg:width="0.2cm" svg:height="0.2cm" svg:x="13.574cm" svg:y="12.126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5cm" svg:height="1.2cm" draw:transform="rotate (1.5707963267949) translate (7.508cm 10.266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5cm" svg:height="1.2cm" draw:transform="rotate (1.5707963267949) translate (7.508cm 12.174cm)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$R_{\mathrm{E}}$§svg§600§TRUE§</svg:desc>
          <draw:g>
            <draw:path draw:style-name="gr6" draw:text-style-name="P4" draw:layer="layout" svg:width="0.298cm" svg:height="0.294cm" svg:x="7.981cm" svg:y="9.372cm" svg:viewBox="0 0 299 295" svg:d="M140 29c3-10 4-15 11-16 5 0 18 0 26 0 30 0 77 0 77 42 0 14-7 43-24 59-11 12-32 25-71 25-15 0-31 0-46 0 9-37 18-74 27-110zM200 143c42-8 92-38 92-80 0-36-37-63-92-63-40 0-80 0-120 0-8 0-12 0-12 8 0 5 4 5 11 5 1 0 10 0 17 1 7 0 11 2 11 6 0 3 0 4-2 9-18 75-37 150-56 224-5 17-5 20-38 20-7 0-11 0-11 8 0 5 3 3 5 5 12 0 42-1 54-1 11 0 40 1 52 1 4 0 9 0 9-9 0-4-4-4-12-4-16 0-27 0-27-8 0-2 0-4 2-7 9-37 18-74 27-111 17 0 33 0 49 0 39 0 47 24 47 38 0 7-4 19-6 29-4 12-7 28-7 36 0 45 50 45 56 45 35 0 50-42 50-48 0-4-3-3-4-4-5 0-5 2-6 4-11 32-29 39-39 39-13 0-16-9-16-25 0-14 2-35 4-48 0-6 2-15 2-19 0-33-28-46-40-51z">
              <text:p/>
            </draw:path>
            <draw:path draw:style-name="gr6" draw:text-style-name="P4" draw:layer="layout" svg:width="0.197cm" svg:height="0.199cm" svg:x="8.298cm" svg:y="9.521cm" svg:viewBox="0 0 198 200" svg:d="M198 122c-4 0-8 0-11 0-7 44-14 67-68 67-16 0-32 0-47 0-13 0-13-2-13-12 0-25 0-50 0-75 9 0 19 0 28 0 30 0 35 8 35 33 3 0 7 0 10 0 0-26 0-53 0-79-3 0-7 0-10 0 0 26-5 35-35 35-9 0-19 0-28 0 0-23 0-46 0-68 0-10 0-12 13-12 15 0 29 0 44 0 48 0 57 15 62 57 4 0 7 0 10 0-3-23-6-45-8-68-60 0-120 0-180 0 0 4 0 7 0 11 2 0 5 0 7 0 23 0 23 3 23 13 0 51 0 101 0 152 0 9 0 13-23 13-2 0-5 0-7 0 0 3 0 7 0 11 61 0 123 0 184 0 5-26 9-52 14-78z">
              <text:p/>
            </draw:path>
          </draw:g>
        </draw:g>
        <draw:line draw:style-name="gr1" draw:text-style-name="P1" draw:layer="layout" svg:x1="4.663cm" svg:y1="14.258cm" svg:x2="11.874cm" svg:y2="14.258cm">
          <text:p/>
        </draw:line>
        <draw:custom-shape draw:style-name="gr5" draw:text-style-name="P2" draw:layer="layout" svg:width="0.5cm" svg:height="1.2cm" draw:transform="rotate (1.5707963267949) translate (7.908cm 14.482cm)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$r_{\mathrm{C}}$§svg§600§TRUE§</svg:desc>
          <draw:g>
            <draw:path draw:style-name="gr6" draw:text-style-name="P4" draw:layer="layout" svg:width="0.17cm" svg:height="0.188cm" svg:x="8.38cm" svg:y="13.581cm" svg:viewBox="0 0 171 189" svg:d="M25 160c-1 6-3 15-3 18 0 7 6 11 12 11 4 0 11-3 15-11 1-3 16-59 17-67 3-13 11-43 13-54 2-6 13-25 24-34 3-3 15-13 33-13 11 0 17 4 18 4-13 3-22 12-22 23 0 7 5 14 16 14 12 0 23-9 23-24s-13-27-35-27c-27 0-45 20-53 32-4-19-18-32-39-32-19 0-27 17-31 24-7 14-13 39-13 40 0 4 3 3 5 4 5 0 5 0 7-10 7-29 16-48 31-48 7 0 13 2 13 19 0 8-1 13-7 34-8 32-16 65-24 97z">
              <text:p/>
            </draw:path>
            <draw:path draw:style-name="gr6" draw:text-style-name="P4" draw:layer="layout" svg:width="0.198cm" svg:height="0.21cm" svg:x="8.577cm" svg:y="13.623cm" svg:viewBox="0 0 199 211" svg:d="M199 7c0-5 0-7-4-7-1 0-4 0-6 4-5 7-10 14-16 21-11-12-32-25-59-25-63 0-114 48-114 105 0 60 53 106 114 106 51 0 85-38 85-74 0-3 0-6-5-6-3 0-5 0-5 4-2 48-43 65-72 65-31 0-85-19-85-94 0-80 57-95 84-95 30 0 65 19 72 69 1 4 3 4 6 4 5 0 5-2 5-8 0-23 0-46 0-69z">
              <text:p/>
            </draw:path>
          </draw:g>
        </draw:g>
        <draw:g>
          <svg:title>TexMaths</svg:title>
          <svg:desc>12§latex§$\beta i_{\mathrm{B}}$§svg§600§TRUE§</svg:desc>
          <draw:g>
            <draw:path draw:style-name="gr6" draw:text-style-name="P4" draw:layer="layout" svg:width="0.228cm" svg:height="0.376cm" svg:x="3.44cm" svg:y="11.458cm" svg:viewBox="0 0 229 377" svg:d="M229 57c0-31-23-57-57-57-24 0-36 7-51 18-24 17-46 57-55 89-22 88-44 177-66 265-1 3 2 5 5 5 4 0 5-1 5-2 10-39 20-77 30-115 7 25 26 40 56 40 31 0 62-15 82-33 20-19 33-47 33-77 0-31-15-52-30-63 24-13 48-40 48-70zM154 127c-6 2-11 2-21 2-6 0-14 1-19-1 1-4 17-4 22-4 8 0 12 0 18 3zM205 48c0 29-15 60-37 72-12-4-20-5-32-5-10 0-33 0-33 13-1 12 21 11 29 11 16 0 22 0 35-5 15 14 18 28 18 47 1 24-10 56-22 72-15 22-44 38-68 38-31 0-48-24-48-54 0-5 0-11 2-19 9-35 18-70 27-105 9-36 39-103 91-103 24 0 38 13 38 38z">
              <text:p/>
            </draw:path>
            <draw:path draw:style-name="gr6" draw:text-style-name="P4" draw:layer="layout" svg:width="0.11cm" svg:height="0.28cm" svg:x="3.699cm" svg:y="11.477cm" svg:viewBox="0 0 111 281" svg:d="M108 14c0-8-6-14-16-14-12 0-23 11-23 22 0 8 6 15 16 15s23-9 23-23zM75 172c5-12 5-13 10-24 4-8 5-14 5-22 0-19-13-35-34-35-39 0-56 61-56 65s5 4 6 4c4 0 4-1 6-8 12-38 29-51 43-51 2 0 10 0 10 13 0 9-3 18-4 22-4 11-23 59-30 77-3 11-9 25-9 34 0 20 14 34 34 34 40 0 55-61 55-64 0-4-3-4-4-4-5 0-5 1-6 7-9 27-22 52-44 52-7 0-10-4-10-13 0-11 2-17 12-42 5-15 11-30 16-45z">
              <text:p/>
            </draw:path>
            <draw:path draw:style-name="gr6" draw:text-style-name="P4" draw:layer="layout" svg:width="0.195cm" svg:height="0.2cm" svg:x="3.85cm" svg:y="11.616cm" svg:viewBox="0 0 196 201" svg:d="M0 0c0 4 0 7 0 11 2 0 5 0 7 0 23 0 23 3 23 13 0 51 0 102 0 153 0 10 0 13-23 13-2 0-5 0-7 0 0 4 0 7 0 11 42 0 83 0 125 0 41 0 71-26 71-54 0-26-26-48-62-51 29-5 54-23 54-46 0-26-31-50-72-50-39 0-77 0-116 0zM56 92c0-23 0-46 0-69 0-10 0-12 15-12 14 0 28 0 43 0 29 0 44 20 44 39 0 21-19 42-54 42-16 0-32 0-48 0zM71 190c-15 0-15-2-15-12 0-26 0-52 0-77 21 0 42 0 63 0 31 0 47 25 47 45 0 22-20 44-52 44-15 0-29 0-43 0z">
              <text:p/>
            </draw:path>
          </draw:g>
        </draw:g>
        <draw:line draw:style-name="gr7" draw:text-style-name="P1" draw:layer="layout" svg:x1="3.497cm" svg:y1="11.997cm" svg:x2="4.205cm" svg:y2="11.997cm">
          <text:p/>
        </draw:line>
        <draw:line draw:style-name="gr7" draw:text-style-name="P1" draw:layer="layout" svg:x1="4.844cm" svg:y1="11.877cm" svg:x2="4.844cm" svg:y2="11.169cm">
          <text:p/>
        </draw:line>
        <draw:g>
          <svg:title>TexMaths</svg:title>
          <svg:desc>12§latex§$i_{\mathrm{B}}$§svg§600§TRUE§</svg:desc>
          <draw:g>
            <draw:path draw:style-name="gr6" draw:text-style-name="P4" draw:layer="layout" svg:width="0.11cm" svg:height="0.28cm" svg:x="4.93cm" svg:y="11.406cm" svg:viewBox="0 0 111 281" svg:d="M108 16c0-9-6-16-16-16-12 0-23 11-23 23 0 7 6 14 16 14s23-9 23-21zM75 172c5-12 5-13 10-24 4-8 5-14 5-22 0-18-13-34-34-34-39 0-56 60-56 65 0 3 5 3 6 3 4 0 4-1 6-7 12-39 29-52 43-52 2 0 10 0 10 14 0 8-3 17-4 22-4 10-23 59-30 77-3 11-9 24-9 34 0 19 14 33 34 33 40 0 55-61 55-64 0-4-3-4-4-4-5 0-5 1-6 7-9 27-22 53-44 53-7 0-10-5-10-14 0-11 2-17 12-42 5-15 11-30 16-45z">
              <text:p/>
            </draw:path>
            <draw:path draw:style-name="gr6" draw:text-style-name="P4" draw:layer="layout" svg:width="0.195cm" svg:height="0.199cm" svg:x="5.081cm" svg:y="11.546cm" svg:viewBox="0 0 196 200" svg:d="M0 0c0 3 0 6 0 10 2 0 5 0 7 0 23 0 23 3 23 13 0 51 0 102 0 153 0 10 0 13-23 13-2 0-5 0-7 0 0 4 0 7 0 11 41 0 83 0 124 0 42 0 72-26 72-54 0-25-26-47-62-51 29-5 53-23 53-46 0-26-30-49-71-49-39 0-77 0-116 0zM56 91c0-23 0-46 0-69 0-10 0-12 13-12 15 0 30 0 45 0 28 0 44 21 44 39 0 22-20 42-54 42-16 0-32 0-48 0zM69 189c-13 0-13-2-13-12 0-26 0-52 0-78 21 0 42 0 63 0 31 0 47 26 47 47 0 22-20 43-52 43-15 0-30 0-45 0z">
              <text:p/>
            </draw:path>
          </draw:g>
        </draw:g>
        <draw:custom-shape draw:style-name="gr4" draw:text-style-name="P3" draw:layer="layout" svg:width="0.2cm" svg:height="0.2cm" svg:x="6.468cm" svg:y="10.80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cm" svg:height="0.2cm" svg:x="9.568cm" svg:y="10.80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8" draw:text-style-name="P5" draw:layer="layout" svg:width="0.75cm" svg:height="0.75cm" draw:transform="rotate (1.5707963267949) translate (1.756cm 12.6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1" draw:layer="layout" svg:x1="2.13cm" svg:y1="12.618cm" svg:x2="2.13cm" svg:y2="11.868cm">
            <text:p/>
          </draw:line>
        </draw:g>
        <draw:custom-shape draw:style-name="gr2" draw:text-style-name="P2" draw:layer="layout" svg:width="0.2cm" svg:height="0.2cm" svg:x="11.751cm" svg:y="8.828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4.551cm" svg:y="8.829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2§latex§$u_{a}$§svg§600§TRUE§</svg:desc>
          <draw:g>
            <draw:path draw:style-name="gr6" draw:text-style-name="P4" draw:layer="layout" svg:width="0.214cm" svg:height="0.189cm" svg:x="8.034cm" svg:y="8.56cm" svg:viewBox="0 0 215 190" svg:d="M135 161c5 18 19 29 37 29 15 0 24-10 31-23 8-15 12-40 12-41 0-5-3-5-4-5-4 0-5 2-6 8-6 23-14 51-32 51-8 0-13-4-13-19 0-9 5-28 9-43s8-30 12-45c1-7 6-23 7-29 2-9 6-26 6-28 0-8-6-11-12-11-3 0-13 0-17 14-7 31-26 104-31 127 0 1-17 34-48 34-21 0-26-19-26-34 0-23 12-56 23-85 4-13 7-19 7-26 0-19-13-35-35-35-39 0-55 61-55 65 0 3 3 2 5 3 5 0 5 0 7-7 11-36 26-51 42-51 5 0 11 0 11 13 0 10-5 22-8 28-15 42-23 69-23 89 0 39 28 50 51 50 27 0 43-19 50-29z">
              <text:p/>
            </draw:path>
            <draw:path draw:style-name="gr6" draw:text-style-name="P4" draw:layer="layout" svg:width="0.149cm" svg:height="0.132cm" svg:x="8.28cm" svg:y="8.678cm" svg:viewBox="0 0 150 133" svg:d="M105 18c-6-10-15-18-30-18-37 0-75 42-75 84 0 28 19 49 44 49 16 0 30-10 42-21 5 18 23 21 30 21 11 0 18-6 23-16 7-12 11-29 11-30 0-3-4-3-5-3-4 0-5 1-6 9-4 15-10 31-22 31-8 0-9-6-9-14 0-5 2-16 3-23 3-8 5-20 7-26 2-8 4-15 6-23 2-7 5-21 5-22 0-8-5-10-9-10-5 0-12 4-15 12zM87 93c-2 9-8 15-15 19-3 3-15 12-27 12-10 0-21-7-21-28 0-16 8-48 14-59 15-24 29-29 37-29 21 0 27 23 27 27 0 1-1 2-1 3-5 19-9 37-14 55z">
              <text:p/>
            </draw:path>
          </draw:g>
        </draw:g>
        <draw:line draw:style-name="gr7" draw:text-style-name="P1" draw:layer="layout" svg:x1="4.894cm" svg:y1="8.909cm" svg:x2="11.644cm" svg:y2="8.909cm">
          <text:p/>
        </draw:line>
        <draw:line draw:style-name="gr1" draw:text-style-name="P1" draw:layer="layout" svg:x1="2.764cm" svg:y1="19.008cm" svg:x2="4.57cm" svg:y2="19.008cm">
          <text:p/>
        </draw:line>
        <draw:custom-shape draw:style-name="gr2" draw:text-style-name="P2" draw:layer="layout" svg:width="0.2cm" svg:height="0.2cm" svg:x="2.74cm" svg:y="18.92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4.658cm" svg:y1="21.084cm" svg:x2="4.658cm" svg:y2="17.684cm">
          <text:p/>
        </draw:line>
        <draw:custom-shape draw:style-name="gr4" draw:text-style-name="P3" draw:layer="layout" svg:width="0.2cm" svg:height="0.2cm" svg:x="4.568cm" svg:y="18.90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.664cm" svg:y1="17.708cm" svg:x2="6.474cm" svg:y2="17.708cm">
          <text:p/>
        </draw:line>
        <draw:line draw:style-name="gr3" draw:text-style-name="P1" draw:layer="layout" svg:x1="6.558cm" svg:y1="18.784cm" svg:x2="6.558cm" svg:y2="16.784cm">
          <text:p/>
        </draw:line>
        <draw:line draw:style-name="gr1" draw:text-style-name="P1" draw:layer="layout" svg:x1="6.564cm" svg:y1="16.808cm" svg:x2="9.674cm" svg:y2="16.808cm">
          <text:p/>
        </draw:line>
        <draw:line draw:style-name="gr1" draw:text-style-name="P1" draw:layer="layout" svg:x1="6.564cm" svg:y1="18.758cm" svg:x2="9.674cm" svg:y2="18.758cm">
          <text:p/>
        </draw:line>
        <draw:line draw:style-name="gr3" draw:text-style-name="P1" draw:layer="layout" svg:x1="9.658cm" svg:y1="18.784cm" svg:x2="9.658cm" svg:y2="16.784cm">
          <text:p/>
        </draw:line>
        <draw:line draw:style-name="gr1" draw:text-style-name="P1" draw:layer="layout" svg:x1="9.664cm" svg:y1="17.708cm" svg:x2="11.874cm" svg:y2="17.708cm">
          <text:p/>
        </draw:line>
        <draw:line draw:style-name="gr3" draw:text-style-name="P1" draw:layer="layout" svg:x1="11.858cm" svg:y1="21.084cm" svg:x2="11.858cm" svg:y2="17.684cm">
          <text:p/>
        </draw:line>
        <draw:custom-shape draw:style-name="gr4" draw:text-style-name="P3" draw:layer="layout" svg:width="0.2cm" svg:height="0.2cm" svg:x="11.768cm" svg:y="18.90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3.75cm" svg:y1="19.009cm" svg:x2="11.944cm" svg:y2="19.009cm">
          <text:p/>
        </draw:line>
        <draw:custom-shape draw:style-name="gr2" draw:text-style-name="P2" draw:layer="layout" svg:width="0.2cm" svg:height="0.2cm" svg:x="13.574cm" svg:y="18.926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5cm" svg:height="1.2cm" draw:transform="rotate (1.5707963267949) translate (7.508cm 17.066cm)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$r_{\mathrm{B}}$§svg§600§TRUE§</svg:desc>
          <draw:g>
            <draw:path draw:style-name="gr6" draw:text-style-name="P4" draw:layer="layout" svg:width="0.17cm" svg:height="0.188cm" svg:x="7.981cm" svg:y="18.165cm" svg:viewBox="0 0 171 189" svg:d="M25 160c-1 6-3 15-3 18 0 7 6 11 11 11s12-3 16-11c1-3 14-59 17-67 3-13 11-43 13-54 2-6 13-25 24-34 3-3 15-13 33-13 11 0 17 4 18 4-13 3-22 12-22 23 0 7 5 14 16 14 12 0 23-9 23-24s-13-27-35-27c-27 0-45 20-53 32-4-19-20-32-39-32s-27 17-31 24c-7 14-13 39-13 40 0 4 3 3 5 4 5 0 5 0 7-10 7-29 16-48 31-48 7 0 13 2 13 19 0 8-1 13-7 34-8 32-16 65-24 97z">
              <text:p/>
            </draw:path>
            <draw:path draw:style-name="gr6" draw:text-style-name="P4" draw:layer="layout" svg:width="0.195cm" svg:height="0.198cm" svg:x="8.176cm" svg:y="18.213cm" svg:viewBox="0 0 196 199" svg:d="M0 0c0 4 0 7 0 11 2 0 5 0 7 0 23 0 23 2 23 13 0 50 0 101 0 151 0 10 0 14-23 14-2 0-5 0-7 0 0 3 0 7 0 10 41 0 83 0 124 0 42 0 72-26 72-53 0-25-26-47-62-51 30-6 54-23 54-46 0-26-31-49-72-49-39 0-77 0-116 0zM56 92c0-24 0-47 0-71 0-8 0-10 15-10 14 0 28 0 43 0 28 0 44 20 44 38 0 21-19 43-54 43-16 0-32 0-48 0zM71 189c-15 0-15-3-15-11 0-26 0-52 0-78 21 0 42 0 62 0 31 0 48 25 48 46s-19 43-52 43c-15 0-29 0-43 0z">
              <text:p/>
            </draw:path>
          </draw:g>
        </draw:g>
        <draw:custom-shape draw:style-name="gr5" draw:text-style-name="P2" draw:layer="layout" svg:width="0.5cm" svg:height="1.2cm" draw:transform="rotate (1.5707963267949) translate (7.508cm 18.974cm)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$R_{\mathrm{E}}$§svg§600§TRUE§</svg:desc>
          <draw:g>
            <draw:path draw:style-name="gr6" draw:text-style-name="P4" draw:layer="layout" svg:width="0.298cm" svg:height="0.294cm" svg:x="7.981cm" svg:y="16.172cm" svg:viewBox="0 0 299 295" svg:d="M140 29c3-10 4-15 11-16 5 0 18 0 26 0 30 0 77 0 77 42 0 14-7 43-24 59-11 12-32 25-71 25-15 0-31 0-46 0 9-37 18-74 27-110zM200 143c42-8 92-38 92-80 0-36-37-63-92-63-40 0-80 0-120 0-8 0-12 0-12 8 0 5 4 5 11 5 1 0 10 0 17 1 7 0 11 2 11 6 0 3 0 4-2 9-18 75-37 150-56 224-5 17-5 20-38 20-7 0-11 0-11 8 0 5 3 3 5 5 12 0 42-1 54-1 11 0 40 1 52 1 4 0 9 0 9-9 0-4-4-4-12-4-16 0-27 0-27-8 0-2 0-4 2-7 9-37 18-74 27-111 17 0 33 0 49 0 39 0 47 24 47 38 0 7-4 19-6 29-4 12-7 28-7 36 0 45 50 45 56 45 35 0 50-42 50-48 0-4-3-3-4-4-5 0-5 2-6 4-11 32-29 39-39 39-13 0-16-9-16-25 0-14 2-35 4-48 0-6 2-15 2-19 0-33-28-46-40-51z">
              <text:p/>
            </draw:path>
            <draw:path draw:style-name="gr6" draw:text-style-name="P4" draw:layer="layout" svg:width="0.197cm" svg:height="0.199cm" svg:x="8.298cm" svg:y="16.321cm" svg:viewBox="0 0 198 200" svg:d="M198 122c-4 0-8 0-11 0-7 44-14 67-68 67-16 0-32 0-47 0-13 0-13-2-13-12 0-25 0-50 0-75 9 0 19 0 28 0 30 0 35 8 35 33 3 0 7 0 10 0 0-26 0-53 0-79-3 0-7 0-10 0 0 26-5 35-35 35-9 0-19 0-28 0 0-23 0-46 0-68 0-10 0-12 13-12 15 0 29 0 44 0 48 0 57 15 62 57 4 0 7 0 10 0-3-23-6-45-8-68-60 0-120 0-180 0 0 4 0 7 0 11 2 0 5 0 7 0 23 0 23 3 23 13 0 51 0 101 0 152 0 9 0 13-23 13-2 0-5 0-7 0 0 3 0 7 0 11 61 0 123 0 184 0 5-26 9-52 14-78z">
              <text:p/>
            </draw:path>
          </draw:g>
        </draw:g>
        <draw:line draw:style-name="gr1" draw:text-style-name="P1" draw:layer="layout" svg:x1="4.663cm" svg:y1="21.058cm" svg:x2="11.874cm" svg:y2="21.058cm">
          <text:p/>
        </draw:line>
        <draw:custom-shape draw:style-name="gr5" draw:text-style-name="P2" draw:layer="layout" svg:width="0.5cm" svg:height="1.2cm" draw:transform="rotate (1.5707963267949) translate (7.608cm 21.282cm)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$R_{V}$§svg§600§TRUE§</svg:desc>
          <draw:g>
            <draw:path draw:style-name="gr6" draw:text-style-name="P4" draw:layer="layout" svg:width="0.298cm" svg:height="0.294cm" svg:x="8.08cm" svg:y="20.381cm" svg:viewBox="0 0 299 295" svg:d="M140 29c2-10 4-15 12-16 4 0 17 0 25 0 30 0 77 0 77 42 0 14-7 43-24 59-11 12-33 25-71 25-15 0-31 0-47 0 10-37 19-74 28-110zM200 143c43-8 92-38 92-80 0-36-37-63-92-63-40 0-80 0-120 0-8 0-12 0-12 8 0 5 4 5 12 5 5 1 9 0 16 1 7 0 11 2 11 6 0 3 0 4-2 9-18 75-37 150-56 224-5 17-5 21-38 21-7 0-11 0-11 8 0 4 3 3 5 4 12 0 42-1 54-1 11 0 40 1 52 1 4 0 9 0 9-9 0-3-4-3-12-3-16 0-27 0-27-9 0-2 0-4 2-7 9-37 18-74 27-111 17 0 34 0 50 0 37 0 46 24 46 38 0 7-4 19-6 29-4 12-7 28-7 36 0 45 50 45 56 45 36 0 50-42 50-48 0-4-3-3-5-4-3 0-4 2-6 6-10 30-28 37-38 37-13 0-17-9-17-25 0-14 3-35 5-48 0-6 1-13 1-19 0-33-27-46-39-51z">
              <text:p/>
            </draw:path>
            <draw:path draw:style-name="gr6" draw:text-style-name="P4" draw:layer="layout" svg:width="0.229cm" svg:height="0.206cm" svg:x="8.404cm" svg:y="20.529cm" svg:viewBox="0 0 230 207" svg:d="M187 36c10-17 20-24 36-25 3 0 7 0 7-6 0-1-1-5-5-5-7 0-16 1-23 1-9 0-21-1-31-1-2 0-6 1-6 7 0 4 5 4 6 4 10 1 12 5 12 8 0 5-2 7-6 12-32 48-64 95-96 142-8-49-17-99-26-149-1-4-1-4-1-5 0-8 17-8 18-8 6 0 9 0 9-6-1-2 0-5-4-5-9 0-30 1-39 1-7 0-25-1-32-1-2 0-6 1-6 7 0 4 4 4 7 4 17 0 17 2 18 9 11 60 22 119 32 178 2 6 2 9 8 9s7-3 9-7c38-55 75-110 113-164z">
              <text:p/>
            </draw:path>
          </draw:g>
        </draw:g>
        <draw:g>
          <svg:title>TexMaths</svg:title>
          <svg:desc>12§latex§$u_{a}$§svg§600§TRUE§</svg:desc>
          <draw:g>
            <draw:path draw:style-name="gr6" draw:text-style-name="P4" draw:layer="layout" svg:width="0.214cm" svg:height="0.189cm" svg:x="2.04cm" svg:y="18.958cm" svg:viewBox="0 0 215 190" svg:d="M135 161c5 18 19 29 37 29 15 0 24-10 31-23 8-15 12-40 12-41 0-5-3-5-4-5-4 0-5 2-6 8-6 23-14 51-32 51-8 0-13-4-13-19 0-9 5-28 9-43s8-30 12-45c1-7 6-23 7-29 2-9 6-26 6-28 0-8-6-11-12-11-3 0-13 0-17 14-7 31-26 104-31 127 0 1-17 34-48 34-21 0-26-19-26-34 0-23 12-56 23-85 4-13 7-19 7-26 0-19-13-35-35-35-39 0-55 61-55 65 0 3 3 2 5 3 5 0 5 0 7-7 11-36 26-51 42-51 5 0 11 0 11 13 0 10-5 22-8 28-15 42-23 69-23 89 0 39 28 50 51 50 27 0 43-19 50-29z">
              <text:p/>
            </draw:path>
            <draw:path draw:style-name="gr6" draw:text-style-name="P4" draw:layer="layout" svg:width="0.149cm" svg:height="0.132cm" svg:x="2.286cm" svg:y="19.076cm" svg:viewBox="0 0 150 133" svg:d="M105 18c-6-10-15-18-30-18-37 0-75 42-75 84 0 28 19 49 44 49 16 0 30-10 42-21 5 18 23 21 30 21 11 0 18-6 23-16 7-12 11-29 11-30 0-3-4-3-5-3-4 0-5 1-6 9-4 15-10 31-22 31-8 0-9-6-9-14 0-5 2-16 3-23 3-8 5-20 7-26 2-8 4-15 6-23 2-7 5-21 5-22 0-8-5-10-9-10-5 0-12 4-15 12zM87 93c-2 9-8 15-15 19-3 3-15 12-27 12-10 0-21-7-21-28 0-16 8-48 14-59 15-24 29-29 37-29 21 0 27 23 27 27 0 1-1 2-1 3-5 19-9 37-14 55z">
              <text:p/>
            </draw:path>
          </draw:g>
        </draw:g>
        <draw:line draw:style-name="gr7" draw:text-style-name="P1" draw:layer="layout" svg:x1="3.497cm" svg:y1="18.797cm" svg:x2="4.205cm" svg:y2="18.797cm">
          <text:p/>
        </draw:line>
        <draw:g>
          <svg:title>TexMaths</svg:title>
          <svg:desc>12§latex§$i_{a}$§svg§600§TRUE§</svg:desc>
          <draw:g>
            <draw:path draw:style-name="gr6" draw:text-style-name="P4" draw:layer="layout" svg:width="0.11cm" svg:height="0.281cm" svg:x="3.636cm" svg:y="18.381cm" svg:viewBox="0 0 111 282" svg:d="M108 16c0-9-6-16-16-16-12 0-23 11-23 23 0 7 6 14 16 14 9 0 23-10 23-21zM75 173c5-13 5-13 10-25 3-8 5-14 5-21 0-19-13-35-34-35-39 0-56 61-56 65 0 3 5 3 6 3 4 0 4 0 6-7 12-39 29-51 43-51 2 0 10 0 10 13 0 8-3 18-5 21-3 11-22 60-29 78-3 11-9 25-9 33 0 20 14 35 34 35 40 0 55-61 55-64 0-5-3-5-5-5-4 0-4 1-7 7-7 27-21 53-42 53-7 0-10-5-10-15 0-9 2-15 12-42 5-14 11-28 16-43z">
              <text:p/>
            </draw:path>
            <draw:path draw:style-name="gr6" draw:text-style-name="P4" draw:layer="layout" svg:width="0.148cm" svg:height="0.132cm" svg:x="3.787cm" svg:y="18.591cm" svg:viewBox="0 0 149 133" svg:d="M105 18c-6-10-15-18-30-18-37 0-75 42-75 84 0 28 19 49 44 49 16 0 30-10 42-21 5 17 22 21 30 21 11 0 18-7 23-16 7-12 10-29 10-30 0-3-3-3-4-3-5 0-5 1-6 9-4 13-10 31-22 31-8 0-9-6-9-14 0-5 1-16 3-23 3-8 5-20 7-27s4-15 5-22c3-8 6-21 6-22 0-8-6-10-9-10-6 0-12 4-15 12zM87 93c-2 9-9 13-15 19-3 3-15 12-27 12s-21-7-21-28c0-16 8-48 14-60 15-23 29-28 37-28 21 0 27 23 27 25s-2 4-2 5c-4 19-8 37-13 55z">
              <text:p/>
            </draw:path>
          </draw:g>
        </draw:g>
        <draw:line draw:style-name="gr7" draw:text-style-name="P1" draw:layer="layout" svg:x1="4.844cm" svg:y1="18.677cm" svg:x2="4.844cm" svg:y2="17.969cm">
          <text:p/>
        </draw:line>
        <draw:g>
          <svg:title>TexMaths</svg:title>
          <svg:desc>12§latex§$i_{\mathrm{B}}$§svg§600§TRUE§</svg:desc>
          <draw:g>
            <draw:path draw:style-name="gr6" draw:text-style-name="P4" draw:layer="layout" svg:width="0.11cm" svg:height="0.28cm" svg:x="4.93cm" svg:y="18.206cm" svg:viewBox="0 0 111 281" svg:d="M108 16c0-9-6-16-16-16-12 0-23 11-23 23 0 7 6 14 16 14s23-9 23-21zM75 172c5-12 5-13 10-24 4-8 5-14 5-22 0-18-13-34-34-34-39 0-56 60-56 65 0 3 5 3 6 3 4 0 4-1 6-7 12-39 29-52 43-52 2 0 10 0 10 14 0 8-3 17-4 22-4 10-23 59-30 77-3 11-9 24-9 34 0 19 14 33 34 33 40 0 55-61 55-64 0-4-3-4-4-4-5 0-5 1-6 7-9 27-22 53-44 53-7 0-10-5-10-14 0-11 2-17 12-42 5-15 11-30 16-45z">
              <text:p/>
            </draw:path>
            <draw:path draw:style-name="gr6" draw:text-style-name="P4" draw:layer="layout" svg:width="0.195cm" svg:height="0.199cm" svg:x="5.081cm" svg:y="18.346cm" svg:viewBox="0 0 196 200" svg:d="M0 0c0 3 0 6 0 10 2 0 5 0 7 0 23 0 23 3 23 13 0 51 0 102 0 153 0 10 0 13-23 13-2 0-5 0-7 0 0 4 0 7 0 11 41 0 83 0 124 0 42 0 72-26 72-54 0-25-26-47-62-51 29-5 53-23 53-46 0-26-30-49-71-49-39 0-77 0-116 0zM56 91c0-23 0-46 0-69 0-10 0-12 13-12 15 0 30 0 45 0 28 0 44 21 44 39 0 22-20 42-54 42-16 0-32 0-48 0zM69 189c-13 0-13-2-13-12 0-26 0-52 0-78 21 0 42 0 63 0 31 0 47 26 47 47 0 22-20 43-52 43-15 0-30 0-45 0z">
              <text:p/>
            </draw:path>
          </draw:g>
        </draw:g>
        <draw:custom-shape draw:style-name="gr4" draw:text-style-name="P3" draw:layer="layout" svg:width="0.2cm" svg:height="0.2cm" svg:x="6.468cm" svg:y="17.60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cm" svg:height="0.2cm" svg:x="9.568cm" svg:y="17.60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1.25cm" svg:height="0.75cm" svg:x="1.75cm" svg:y="21.15cm">
          <draw:text-box>
            <text:p><text:span text:style-name="T1">(c)</text:span></text:p>
          </draw:text-box>
        </draw:frame>
        <draw:frame draw:style-name="gr10" draw:text-style-name="P6" draw:layer="layout" svg:width="1.25cm" svg:height="0.75cm" svg:x="1.75cm" svg:y="14.35cm">
          <draw:text-box>
            <text:p><text:span text:style-name="T1">(b)</text:span></text:p>
          </draw:text-box>
        </draw:frame>
        <draw:frame draw:style-name="gr10" draw:text-style-name="P6" draw:layer="layout" svg:width="1.25cm" svg:height="0.75cm" svg:x="1.75cm" svg:y="6.65cm">
          <draw:text-box>
            <text:p><text:span text:style-name="T1">(a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3" draw:display-name="Linienspitzen 3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6cm" fo:page-height="22.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8-07T19:43:40.674106109</dc:date>
    <meta:editing-duration>P1DT2H54M37S</meta:editing-duration>
    <meta:editing-cycles>89</meta:editing-cycles>
    <meta:generator>LibreOffice/7.3.7.2$Linux_X86_64 LibreOffice_project/30$Build-2</meta:generator>
    <meta:document-statistic meta:object-count="160"/>
  </office:meta>
</office:document-meta>
</file>